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size="15pt" officeooo:rsid="0004c93d" officeooo:paragraph-rsid="0004c93d" style:font-size-asian="13.1000003814697pt" style:font-size-complex="15pt"/>
    </style:style>
    <style:style style:name="P2" style:family="paragraph" style:parent-style-name="Standard">
      <style:text-properties fo:font-size="15pt" officeooo:rsid="0007dc6d" officeooo:paragraph-rsid="0007dc6d" style:font-size-asian="13.1000003814697pt" style:font-size-complex="15pt"/>
    </style:style>
    <style:style style:name="P3" style:family="paragraph" style:parent-style-name="Standard">
      <style:text-properties fo:font-size="15pt" officeooo:rsid="00086a10" officeooo:paragraph-rsid="00086a10" style:font-size-asian="13.1000003814697pt" style:font-size-complex="15pt"/>
    </style:style>
    <style:style style:name="P4" style:family="paragraph" style:parent-style-name="Standard">
      <style:text-properties fo:font-size="15pt" officeooo:rsid="0009e839" officeooo:paragraph-rsid="0009e839" style:font-size-asian="13.1000003814697pt" style:font-size-complex="15pt"/>
    </style:style>
    <style:style style:name="P5" style:family="paragraph" style:parent-style-name="Standard">
      <style:text-properties fo:font-size="15pt" officeooo:rsid="000cf3c1" officeooo:paragraph-rsid="000cf3c1" style:font-size-asian="13.1000003814697pt" style:font-size-complex="15pt"/>
    </style:style>
    <style:style style:name="P6" style:family="paragraph" style:parent-style-name="Standard">
      <style:text-properties fo:font-size="15pt" officeooo:rsid="000d490d" officeooo:paragraph-rsid="000d490d" style:font-size-asian="13.1000003814697pt" style:font-size-complex="15pt"/>
    </style:style>
    <style:style style:name="P7" style:family="paragraph" style:parent-style-name="Standard">
      <style:text-properties fo:font-size="15pt" officeooo:rsid="001105ed" officeooo:paragraph-rsid="001105ed" style:font-size-asian="13.1000003814697pt" style:font-size-complex="15pt"/>
    </style:style>
    <style:style style:name="P8" style:family="paragraph" style:parent-style-name="Standard" style:list-style-name="L1">
      <style:text-properties officeooo:paragraph-rsid="0004c93d"/>
    </style:style>
    <style:style style:name="P9" style:family="paragraph" style:parent-style-name="Standard" style:list-style-name="L2">
      <style:text-properties fo:font-size="15pt" officeooo:rsid="0004c93d" officeooo:paragraph-rsid="0004c93d" style:font-size-asian="13.1000003814697pt" style:font-size-complex="15pt"/>
    </style:style>
    <style:style style:name="P10" style:family="paragraph" style:parent-style-name="Standard" style:list-style-name="L4">
      <style:text-properties fo:font-size="15pt" officeooo:rsid="0007dc6d" officeooo:paragraph-rsid="0007dc6d" style:font-size-asian="13.1000003814697pt" style:font-size-complex="15pt"/>
    </style:style>
    <style:style style:name="P11" style:family="paragraph" style:parent-style-name="Standard" style:list-style-name="L5">
      <style:text-properties fo:font-size="15pt" officeooo:rsid="0007dc6d" officeooo:paragraph-rsid="0007dc6d" style:font-size-asian="13.1000003814697pt" style:font-size-complex="15pt"/>
    </style:style>
    <style:style style:name="P12" style:family="paragraph" style:parent-style-name="Standard" style:list-style-name="L6">
      <style:text-properties fo:font-size="15pt" officeooo:rsid="000cf3c1" officeooo:paragraph-rsid="000cf3c1" style:font-size-asian="13.1000003814697pt" style:font-size-complex="15pt"/>
    </style:style>
    <style:style style:name="P13" style:family="paragraph" style:parent-style-name="Standard" style:list-style-name="L6">
      <style:text-properties fo:font-size="15pt" officeooo:rsid="000d490d" officeooo:paragraph-rsid="000d490d" style:font-size-asian="13.1000003814697pt" style:font-size-complex="15pt"/>
    </style:style>
    <style:style style:name="P14" style:family="paragraph" style:parent-style-name="Standard">
      <style:text-properties fo:font-size="15pt" officeooo:rsid="000d490d" officeooo:paragraph-rsid="000d490d" style:font-size-asian="13.1000003814697pt" style:font-size-complex="15pt"/>
    </style:style>
    <style:style style:name="P15" style:family="paragraph" style:parent-style-name="Standard">
      <style:text-properties fo:font-size="15pt" officeooo:rsid="0012a171" officeooo:paragraph-rsid="0012a171" style:font-size-asian="13.1000003814697pt" style:font-size-complex="15pt"/>
    </style:style>
    <style:style style:name="P16" style:family="paragraph" style:parent-style-name="Standard" style:list-style-name="L3">
      <style:text-properties officeooo:paragraph-rsid="0004c93d"/>
    </style:style>
    <style:style style:name="P17" style:family="paragraph" style:parent-style-name="Standard" style:list-style-name="L4">
      <style:text-properties officeooo:paragraph-rsid="0004c93d"/>
    </style:style>
    <style:style style:name="P18" style:family="paragraph" style:parent-style-name="Standard" style:list-style-name="L6">
      <style:text-properties officeooo:paragraph-rsid="000d490d"/>
    </style:style>
    <style:style style:name="P19" style:family="paragraph" style:parent-style-name="Table_20_Contents">
      <style:text-properties fo:font-size="15pt" style:font-size-asian="13.1000003814697pt" style:font-size-complex="15pt"/>
    </style:style>
    <style:style style:name="T1" style:family="text">
      <style:text-properties style:text-position="super 58%"/>
    </style:style>
    <style:style style:name="T2" style:family="text">
      <style:text-properties officeooo:rsid="000b8a2c"/>
    </style:style>
    <style:style style:name="T3" style:family="text">
      <style:text-properties fo:font-size="15pt" officeooo:rsid="0004c93d" style:font-size-asian="13.1000003814697pt" style:font-size-complex="15pt"/>
    </style:style>
    <style:style style:name="T4" style:family="text">
      <style:text-properties fo:font-size="15pt" officeooo:rsid="0009e839" style:font-size-asian="13.1000003814697pt" style:font-size-complex="15pt"/>
    </style:style>
    <style:style style:name="T5" style:family="text">
      <style:text-properties fo:font-size="15pt" officeooo:rsid="000668e0" style:font-size-asian="13.1000003814697pt" style:font-size-complex="15pt"/>
    </style:style>
    <style:style style:name="T6" style:family="text">
      <style:text-properties fo:font-size="15pt" officeooo:rsid="000d490d" style:font-size-asian="13.1000003814697pt" style:font-size-complex="15pt"/>
    </style:style>
    <style:style style:name="T7" style:family="text">
      <style:text-properties fo:font-size="15pt" fo:font-weight="bold" officeooo:rsid="0004c93d" style:font-size-asian="13.1000003814697pt" style:font-weight-asian="bold" style:font-size-complex="15pt" style:font-weight-complex="bold"/>
    </style:style>
    <style:style style:name="T8" style:family="text">
      <style:text-properties fo:font-size="15pt" fo:font-weight="bold" officeooo:rsid="0007fde2" style:font-size-asian="13.1000003814697pt" style:font-weight-asian="bold" style:font-size-complex="15pt" style:font-weight-complex="bold"/>
    </style:style>
    <style:style style:name="T9" style:family="text">
      <style:text-properties fo:font-size="15pt" fo:font-weight="normal" officeooo:rsid="0007fde2" style:font-size-asian="13.1000003814697pt" style:font-weight-asian="normal" style:font-size-complex="15pt" style:font-weight-complex="normal"/>
    </style:style>
    <style:style style:name="T10" style:family="text">
      <style:text-properties officeooo:rsid="00103be9"/>
    </style:style>
    <style:style style:name="T11" style:family="text">
      <style:text-properties officeooo:rsid="001105ed"/>
    </style:style>
    <style:style style:name="T12" style:family="text">
      <style:text-properties officeooo:rsid="0016b25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47393663" text:style-name="L1">
        <text:list-item>
          <text:p text:style-name="P8"><text:span text:style-name="T3">3L jug and 5L jug </text:span><text:span text:style-name="T4">unlimited water:</text:span></text:p>
        </text:list-item>
      </text:list>
      <text:p text:style-name="P1"/>
      <text:p text:style-name="P3">1<text:span text:style-name="T1">st</text:span> solution:</text:p>
      <text:p text:style-name="P3">3L <text:s text:c="5"/>5L</text:p>
      <text:p text:style-name="P3"/>
      <text:p text:style-name="P3">3 <text:s text:c="7"/>0</text:p>
      <text:p text:style-name="P3">0 <text:s text:c="6"/>3<text:tab/></text:p>
      <text:p text:style-name="P3">3<text:tab/>3</text:p>
      <text:p text:style-name="P3">1<text:tab/>5</text:p>
      <text:p text:style-name="P3">1<text:tab/>0</text:p>
      <text:p text:style-name="P3">0<text:tab/>1</text:p>
      <text:p text:style-name="P3">3<text:tab/>1</text:p>
      <text:p text:style-name="P3">0<text:tab/>4(solution)</text:p>
      <text:p text:style-name="P1"/>
      <text:p text:style-name="P3">2<text:span text:style-name="T1">nd</text:span> solution:</text:p>
      <text:p text:style-name="P3"/>
      <text:p text:style-name="P3">3L <text:s text:c="5"/>5L</text:p>
      <text:p text:style-name="P3">0<text:tab/>5<text:tab/></text:p>
      <text:p text:style-name="P3">3<text:tab/>2</text:p>
      <text:p text:style-name="P3">0<text:tab/>2</text:p>
      <text:p text:style-name="P3">2<text:tab/>0</text:p>
      <text:p text:style-name="P3">2<text:tab/>5</text:p>
      <text:p text:style-name="P3">3<text:tab/>4(solution)</text:p>
      <text:p text:style-name="P1"/>
      <text:p text:style-name="P1"/>
      <text:list xml:id="list4290350929" text:style-name="L2">
        <text:list-item>
          <text:p text:style-name="P9">second largest element in an array:</text:p>
        </text:list-item>
      </text:list>
      <text:p text:style-name="P6">(naive approach : 0(nlogn))</text:p>
      <text:p text:style-name="P4">#include&lt;iostream&gt;</text:p>
      <text:p text:style-name="P4">#include&lt;algorithm&gt;</text:p>
      <text:p text:style-name="P4">#include&lt;bits/stdc++.h&gt;</text:p>
      <text:p text:style-name="P4">int main(){</text:p>
      <text:p text:style-name="P4">int a[7] = {12,43,54,67,23,76,345,55,77} <text:s text:c="3"/>//77 is second largest</text:p>
      <text:p text:style-name="P4">size = a.size()-1;</text:p>
      <text:p text:style-name="P4">sort(a,a<text:span text:style-name="T2">+size</text:span>);</text:p>
      <text:p text:style-name="P4">cout&lt;&lt;a[size-1];</text:p>
      <text:p text:style-name="P4">}</text:p>
      <text:p text:style-name="P4"/>
      <text:p text:style-name="P6">(best approach: <text:s/>0(n))</text:p>
      <text:p text:style-name="P6"/>
      <text:p text:style-name="P6">#include&lt;iostream&gt;</text:p>
      <text:p text:style-name="P6">#include&lt;algorithm&gt;</text:p>
      <text:p text:style-name="P6">#include&lt;bits/stdc++.h&gt;</text:p>
      <text:p text:style-name="P6"><text:soft-page-break/>using namespace std;</text:p>
      <text:p text:style-name="P6">int main(){</text:p>
      <text:p text:style-name="P6">int a[] = {12,43,54,67,23,-76,345,55,77}; //77 is second largest</text:p>
      <text:p text:style-name="P6">int size= sizeof(a)/sizeof(a[0]);</text:p>
      <text:p text:style-name="P6">int first = 0,second=0;</text:p>
      <text:p text:style-name="P6">first = second = a[0];</text:p>
      <text:p text:style-name="P6">for(int i=1;i&lt;size;i++){</text:p>
      <text:p text:style-name="P6"><text:s text:c="4"/>if(first &lt; a[i]){</text:p>
      <text:p text:style-name="P6"><text:s text:c="8"/>second = first;</text:p>
      <text:p text:style-name="P6"><text:s text:c="8"/>first=a[i];</text:p>
      <text:p text:style-name="P6"><text:s text:c="4"/>}</text:p>
      <text:p text:style-name="P6"><text:s text:c="4"/>if(first &gt; a[i]){</text:p>
      <text:p text:style-name="P6"><text:s text:c="8"/>if(second &lt; a[i]){</text:p>
      <text:p text:style-name="P6"><text:s text:c="12"/>second = a[i];</text:p>
      <text:p text:style-name="P6"><text:s text:c="8"/>}</text:p>
      <text:p text:style-name="P6"><text:s text:c="4"/>}</text:p>
      <text:p text:style-name="P6"><text:s text:c="4"/></text:p>
      <text:p text:style-name="P6">}</text:p>
      <text:p text:style-name="P6">cout&lt;&lt;second;</text:p>
      <text:p text:style-name="P6">return 0;</text:p>
      <text:p text:style-name="P6">}</text:p>
      <text:p text:style-name="P4"/>
      <text:p text:style-name="P1"/>
      <text:p text:style-name="P1"/>
      <text:list xml:id="list26776079" text:style-name="L3">
        <text:list-item>
          <text:p text:style-name="P16"><text:span text:style-name="T3">pointer : <text:s/><text:line-break/><text:tab/></text:span><text:span text:style-name="T7">*p1=3 <text:s/><text:tab/>// </text:span><text:span text:style-name="T8">error as int*</text:span><text:span text:style-name="T9"> cannot be given to int</text:span></text:p>
        </text:list-item>
      </text:list>
      <text:p text:style-name="P1"><text:tab/>*p1++; <text:s/></text:p>
      <text:p text:style-name="P1"><text:tab/>p1=?</text:p>
      <text:p text:style-name="P1"><text:tab/>*p1=?</text:p>
      <text:p text:style-name="P1"/>
      <text:p text:style-name="P1"/>
      <text:p text:style-name="P1"/>
      <text:p text:style-name="P1"/>
      <text:list xml:id="list3363389981" text:style-name="L4">
        <text:list-item>
          <text:p text:style-name="P17"><text:span text:style-name="T3">Precedence of <text:s/>* </text:span><text:span text:style-name="T5">over ++</text:span></text:p>
        </text:list-item>
      </text:list>
      <text:p text:style-name="P2"><text:tab/><text:tab/><text:span text:style-name="T11">++(post increment has more precedance than *(dereference) and ++(preincrement)) <text:s/>while in table preincrement and * lie in same row where associativity is from right to left so * has more associativity than ++(pre-incre)</text:span></text:p>
      <text:p text:style-name="P7">so *p++ (will work like this: <text:s text:c="2"/>[*(p++)] <text:s text:c="2"/>)</text:p>
      <text:p text:style-name="P2"/>
      <text:p text:style-name="P2"/>
      <text:list xml:id="list114220114287456" text:continue-numbering="true" text:style-name="L4">
        <text:list-item>
          <text:p text:style-name="P10"/>
        </text:list-item>
      </text:list>
      <text:p text:style-name="P2"><text:tab/>int *p;</text:p>
      <text:p text:style-name="P2"><text:soft-page-break/><text:tab/>char *q;</text:p>
      <text:p text:style-name="P2"><text:tab/>print(sizeof(p)) <text:s text:c="2"/>// <text:s/><text:span text:style-name="T10">will give 8 bit as its a pointer and stores the address <text:tab/><text:tab/><text:tab/><text:tab/>that is of size 8.(does not depend if its a int or char)</text:span></text:p>
      <text:p text:style-name="P2"><text:tab/>print(sizeof(q)) <text:s/>// <text:span text:style-name="T10">also gives 8 bit as stores address of char type variable.</text:span></text:p>
      <text:list xml:id="list3463524836" text:style-name="L5">
        <text:list-item>
          <text:p text:style-name="P11"/>
        </text:list-item>
      </text:list>
      <text:p text:style-name="P2">#include &lt;iostream&gt;</text:p>
      <text:p text:style-name="P2">using namespace std;</text:p>
      <text:p text:style-name="P2">int main() {</text:p>
      <text:p text:style-name="P2"><text:s text:c="4"/>cout &lt;&lt; "Hello world!\n\n";</text:p>
      <text:p text:style-name="P2">int *p;</text:p>
      <text:p text:style-name="P2">char *q;</text:p>
      <text:p text:style-name="P2">cout&lt;&lt;(sizeof(*p))&lt;&lt;"\n"; <text:s text:c="2"/>//4 – <text:span text:style-name="T10">as points to the varible whose address has <text:tab/><text:tab/><text:tab/><text:tab/><text:tab/><text:tab/>been stored in p, and that is of int type.</text:span></text:p>
      <text:p text:style-name="P2">cout&lt;&lt;(sizeof(*q))&lt;&lt;"\n"; <text:s text:c="2"/>//1</text:p>
      <text:p text:style-name="P2"/>
      <text:p text:style-name="P2"/>
      <text:p text:style-name="P2">cout&lt;&lt;(sizeof(p))&lt;&lt;"\n"; <text:s text:c="2"/>//8</text:p>
      <text:p text:style-name="P2">cout&lt;&lt;(sizeof(q))&lt;&lt;"\n"; <text:s text:c="3"/>//8</text:p>
      <text:p text:style-name="P2"/>
      <text:p text:style-name="P2">cout&lt;&lt;(&amp;p)&lt;&lt;"\n"; <text:s text:c="2"/>//qx243</text:p>
      <text:p text:style-name="P2">cout&lt;&lt;(&amp;q)&lt;&lt;"\n"; <text:s text:c="3"/>//34xfr23</text:p>
      <text:p text:style-name="P2"><text:s text:c="4"/>return 0;</text:p>
      <text:p text:style-name="P2">}</text:p>
      <text:p text:style-name="P2"/>
      <text:p text:style-name="P2"/>
      <text:p text:style-name="P2"/>
      <text:list xml:id="list2159097018" text:style-name="L6">
        <text:list-item>
          <text:p text:style-name="P12">difference between array and linkedlist: </text:p>
        </text:list-item>
      </text:list>
      <text:p text:style-name="P5"/>
      <text:list xml:id="list114220236745875" text:continue-numbering="true" text:style-name="L6">
        <text:list-item>
          <text:p text:style-name="P13">what is storage class? And types and diffences between them?</text:p>
        </text:list-item>
      </text:list>
      <text:p text:style-name="P6"/>
      <text:p text:style-name="P6"/>
      <text:p text:style-name="P6"/>
      <text:p text:style-name="P6"/>
      <text:list xml:id="list114221551858511" text:continue-numbering="true" text:style-name="L6">
        <text:list-item>
          <text:p text:style-name="P18"><text:span text:style-name="T6">a[]= {12,43,56,8,3,545,89};</text:span></text:p>
        </text:list-item>
      </text:list>
      <text:p text:style-name="P6"><text:s text:c="5"/>you have to traverse through pointer to whiole array and when you come <text:s text:c="4"/>across 3rd index change the value from 56 to 30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9">#include&lt;bits/stdc++.h&gt;</text:p>
            <text:p text:style-name="P19">using namespace std;</text:p>
            <text:p text:style-name="P19">int main(){</text:p>
            <text:p text:style-name="P19">int a[]= {12,43,56,8,23,545,89};</text:p>
            <text:p text:style-name="P19">int size = sizeof(a) / sizeof(a[0]);</text:p>
            <text:p text:style-name="P19">int *p = &amp;a[0];</text:p>
            <text:p text:style-name="P19"><text:soft-page-break/>for(int i=0;i&lt;size;i++){</text:p>
            <text:p text:style-name="P19"><text:s text:c="4"/></text:p>
            <text:p text:style-name="P19"><text:s text:c="4"/>if(*p == 56){</text:p>
            <text:p text:style-name="P19"><text:s text:c="8"/>*p = 30;</text:p>
            <text:p text:style-name="P19"><text:s text:c="4"/>}</text:p>
            <text:p text:style-name="P19"><text:s text:c="4"/>cout&lt;&lt;*p&lt;&lt;"\t";</text:p>
            <text:p text:style-name="P19"><text:s text:c="4"/>p++;</text:p>
            <text:p text:style-name="P19"/>
            <text:p text:style-name="P19">}</text:p>
            <text:p text:style-name="P19">return 0;</text:p>
            <text:p text:style-name="P19">}</text:p>
          </table:table-cell>
          <table:table-cell table:style-name="Table1.A1" office:value-type="string">
            <text:p text:style-name="Text_20_body">#include &lt;stdio.h&gt;</text:p>
            <text:p text:style-name="Text_20_body">using namespace std;</text:p>
            <text:p text:style-name="Text_20_body">#include&lt;iostream&gt;</text:p>
            <text:p text:style-name="Text_20_body">int main() {</text:p>
            <text:p text:style-name="Text_20_body"><text:soft-page-break/><text:s text:c="4"/>int a[]={12,34,56,8,3,545,89};</text:p>
            <text:p text:style-name="Text_20_body"><text:s text:c="4"/>int *p=a,index=1;</text:p>
            <text:p text:style-name="Text_20_body"><text:s text:c="4"/>while(*p)</text:p>
            <text:p text:style-name="Text_20_body"><text:s text:c="4"/>{</text:p>
            <text:p text:style-name="Text_20_body"><text:s text:c="8"/>if(index==3)</text:p>
            <text:p text:style-name="Text_20_body"><text:s text:c="8"/>{</text:p>
            <text:p text:style-name="Text_20_body"><text:s text:c="12"/>*p=30;</text:p>
            <text:p text:style-name="Text_20_body"><text:s text:c="8"/>}</text:p>
            <text:p text:style-name="Text_20_body"><text:s text:c="8"/>printf("%d ",*p++);</text:p>
            <text:p text:style-name="Text_20_body"><text:s text:c="8"/>index++;</text:p>
            <text:p text:style-name="Text_20_body"><text:s text:c="4"/>}</text:p>
            <text:p text:style-name="Text_20_body"><text:s text:c="4"/>cout&lt;&lt;"\n\n";</text:p>
            <text:p text:style-name="Text_20_body"><text:s text:c="4"/>for(int i=0;i&lt;7;i++){</text:p>
            <text:p text:style-name="Text_20_body"><text:s text:c="8"/></text:p>
            <text:p text:style-name="Text_20_body"><text:s text:c="8"/>cout&lt;&lt;a[i]&lt;&lt;"\t";</text:p>
            <text:p text:style-name="Text_20_body"><text:s text:c="4"/><text:span text:style-name="T12">}</text:span></text:p>
            <text:p text:style-name="Text_20_body"><text:s text:c="4"/>return 0;</text:p>
            <text:p text:style-name="Text_20_body">}</text:p>
            <text:p text:style-name="P19"/>
          </table:table-cell>
        </table:table-row>
      </table:table>
      <text:p text:style-name="P6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3:26:44.550973774</meta:creation-date>
    <dc:date>2023-01-05T11:42:19.562110509</dc:date>
    <meta:editing-duration>PT20M28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4" meta:paragraph-count="124" meta:word-count="397" meta:character-count="2703" meta:non-whitespace-character-count="2140"/>
  </office:meta>
</office:document-meta>
</file>